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text-autospace="none" fo:margin-bottom="0in" fo:line-height="100%"/>
    </style:style>
    <style:style style:name="T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" style:parent-style-name="Absatz-Standardschriftar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" style:parent-style-name="Standard" style:family="paragraph">
      <style:paragraph-properties style:text-autospace="none" fo:margin-bottom="0in" fo:line-height="100%" fo:margin-left="1.475in" fo:text-inden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7" style:parent-style-name="Standard" style:family="paragraph">
      <style:paragraph-properties style:text-autospace="none" fo:margin-bottom="0in" fo:line-height="100%"/>
    </style:style>
    <style:style style:name="T8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9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1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2" style:parent-style-name="Standard" style:family="paragraph">
      <style:paragraph-properties style:text-autospace="none" fo:margin-bottom="0in" fo:line-height="100%" fo:margin-left="1.475in" fo:text-inden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3" style:parent-style-name="Standard" style:family="paragraph">
      <style:paragraph-properties style:text-autospace="none" fo:margin-bottom="0in" fo:line-height="100%"/>
    </style:style>
    <style:style style:name="T14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15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7" style:parent-style-name="Standard" style:family="paragraph">
      <style:paragraph-properties style:text-autospace="none" fo:margin-bottom="0in" fo:line-height="100%" fo:margin-left="1.475in" fo:text-inden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paragraph-properties style:text-autospace="none" fo:margin-bottom="0in" fo:line-height="100%" fo:margin-left="1.475in" fo:text-inden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paragraph-properties style:text-autospace="none" fo:margin-bottom="0in" fo:line-height="100%" fo:margin-left="1.966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0" style:parent-style-name="Standard" style:family="paragraph">
      <style:paragraph-properties style:text-autospace="none" fo:margin-bottom="0in" fo:line-height="100%"/>
    </style:style>
    <style:style style:name="T21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22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2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5" style:parent-style-name="Standard" style:family="paragraph">
      <style:paragraph-properties style:text-autospace="none" fo:margin-bottom="0in" fo:line-height="100%" fo:margin-left="1.9666in" fo:text-inden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6" style:parent-style-name="Standard" style:family="paragraph">
      <style:paragraph-properties style:text-autospace="none" fo:margin-bottom="0in" fo:line-height="100%"/>
    </style:style>
    <style:style style:name="T27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28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2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style:text-autospace="none" fo:margin-bottom="0in" fo:line-height="100%"/>
    </style:style>
    <style:style style:name="T33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34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3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style:text-autospace="none" fo:margin-bottom="0in" fo:line-height="100%"/>
    </style:style>
    <style:style style:name="T39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40" style:parent-style-name="Absatz-Standardschriftart" style:family="text">
      <style:text-properties style:font-name="Symbol" style:font-name-complex="Symbol" fo:font-size="10pt" style:font-size-asian="10pt" style:font-size-complex="10pt"/>
    </style:style>
    <style:style style:name="T4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4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5" style:parent-style-name="Listenabsatz" style:family="paragraph"/>
    <style:style style:name="P46" style:parent-style-name="Listenabsatz" style:family="paragraph"/>
    <style:style style:name="P47" style:parent-style-name="Listenabsatz" style:family="paragraph"/>
    <style:style style:name="P48" style:parent-style-name="Listenabsatz" style:family="paragraph"/>
    <style:style style:name="P49" style:parent-style-name="Listenabsatz" style:family="paragraph"/>
    <style:style style:name="P50" style:parent-style-name="Listenabsatz" style:family="paragraph"/>
    <style:style style:name="P51" style:parent-style-name="Listenabsatz" style:family="paragraph"/>
    <style:style style:name="P52" style:parent-style-name="Standard" style:family="paragraph">
      <style:text-properties fo:color="#FF0000"/>
    </style:style>
    <style:style style:name="P53" style:parent-style-name="Standard" style:family="paragraph">
      <style:text-properties fo:color="#FF0000"/>
    </style:style>
    <style:style style:name="T54" style:parent-style-name="Absatz-Standardschriftart" style:family="text">
      <style:text-properties fo:font-weight="bold" style:font-weight-asian="bold" fo:font-size="18pt" style:font-size-asian="18pt" style:font-size-complex="18pt"/>
    </style:style>
    <style:style style:name="P55" style:parent-style-name="Listenabsatz" style:family="paragraph">
      <style:paragraph-properties fo:margin-left="1in">
        <style:tab-stops/>
      </style:paragraph-properties>
    </style:style>
    <style:style style:name="P5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Für jede Planperiode sind von den Teilnehmern<text:s/></text:span><text:span text:style-name="T3">Zielgrößen<text:s/></text:span><text:span text:style-name="T4">für folgende Kennzahlen</text:span></text:p>
      <text:p text:style-name="P5">zu planen:</text:p>
      <text:p text:style-name="P6">Liefermengen (P1 + P2 + P3)</text:p>
      <text:p text:style-name="P7"><text:span text:style-name="T8"></text:span><text:span text:style-name="T9"></text:span><text:span text:style-name="T10">Liefertreue =<text:s/></text:span><text:span text:style-name="T11"><text:tab/>-----------------------------------------------------</text:span></text:p>
      <text:p text:style-name="P12">Primärbedarf (P1 +P2 + P3)</text:p>
      <text:p text:style-name="P13"><text:span text:style-name="T14"></text:span><text:span text:style-name="T15"></text:span><text:span text:style-name="T16">Durchlaufzeit = Beginn- - Fertigstellungszeitpunkt eines</text:span></text:p>
      <text:p text:style-name="P17">Auftrages in der Fertigung</text:p>
      <text:p text:style-name="P18"/>
      <text:p text:style-name="P19">Produktiv genutzte Kapazität</text:p>
      <text:p text:style-name="P20"><text:span text:style-name="T21"></text:span><text:span text:style-name="T22"></text:span><text:span text:style-name="T23">Kapazitätsauslastung =<text:s/></text:span><text:span text:style-name="T24"><text:tab/>-----------------------------------------------------</text:span></text:p>
      <text:p text:style-name="P25">bereitgestellte Kapazität</text:p>
      <text:p text:style-name="P26"><text:span text:style-name="T27"></text:span><text:span text:style-name="T28"></text:span><text:span text:style-name="T29">Bestandsvolumen = durchschnittlicher Lagerwert je</text:span></text:p>
      <text:p text:style-name="P30">Planperiode</text:p>
      <text:p text:style-name="P31"/>
      <text:p text:style-name="P32"><text:span text:style-name="T33"></text:span><text:span text:style-name="T34"></text:span><text:span text:style-name="T35">Herstellkosten = Durchschnitt der Herstellkosten von</text:span></text:p>
      <text:p text:style-name="P36">P1,P2, P3</text:p>
      <text:p text:style-name="P37"/>
      <text:p text:style-name="P38"><text:span text:style-name="T39"></text:span><text:span text:style-name="T40"></text:span><text:span text:style-name="T41">Betriebsergebnis = Umsatz (Erlös) – Aufwand</text:span></text:p>
      <text:p text:style-name="P42"/>
      <text:p text:style-name="P43">Abbuchung von p1,p2,p3 immer 1/5 am Tagesende, wenn nicht keine Auswirkung, jedoch wenn nicht periodengerechte, dann lieferrückstand für nächste periode</text:p>
      <text:p text:style-name="P44"/>
      <text:h text:style-name="Überschrift1" text:outline-level="1">Disposition</text:h>
      <text:p text:style-name="Standard"/>
      <text:p text:style-name="Standard">Ermittlunge über</text:p>
      <text:list text:style-name="LFO1" text:continue-numbering="true">
        <text:list-item>
          <text:p text:style-name="P45">Bedarfsgesteuert (deterministisch)#</text:p>
          <text:list text:continue-numbering="true">
            <text:list-item>
              <text:p text:style-name="P46">Ausgehen von Primärbedarf,</text:p>
            </text:list-item>
            <text:list-item>
              <text:p text:style-name="P47">auflösung von stücklisten</text:p>
            </text:list-item>
            <text:list-item>
              <text:p text:style-name="P48">nach menge und termin</text:p>
            </text:list-item>
          </text:list>
        </text:list-item>
        <text:list-item>
          <text:p text:style-name="P49">verbrauchergesteuert(stochastisch)</text:p>
          <text:list text:continue-numbering="true">
            <text:list-item>
              <text:p text:style-name="P50">Auftrag ausgelöst wenn Lagerbetsand+laufende Aufträge – Reservierung auf Bestellpunk abgesunken ist</text:p>
              <text:list text:continue-numbering="true">
                <text:list-item>
                  <text:p text:style-name="P51">Berechnet sich aus : Durchschnittsverbrauch und wiederbeschaffungszeit</text:p>
                </text:list-item>
              </text:list>
            </text:list-item>
          </text:list>
        </text:list-item>
      </text:list>
      <text:p text:style-name="Standard">Bestellpunktverfahren: BP = Durchschnittsverbrauch*(Wiederbeschaffungszeit+überprüfungsintervall)</text:p>
      <text:p text:style-name="Standard">Überprpüfungsintervall = 5 tage!</text:p>
      <text:p text:style-name="Standard"/>
      <text:p text:style-name="P52">Für was haben wir uns entscheiden und wieso?</text:p>
      <text:h text:style-name="Überschrift1" text:outline-level="1"/>
      <text:h text:style-name="Überschrift1" text:outline-level="1"/>
      <text:h text:style-name="Überschrift1" text:outline-level="1">Kaufteildispo</text:h>
      <text:p text:style-name="Standard"/>
      <text:p text:style-name="Standard">Wiederbeschaffungszeit = mittelwert+Abweichung</text:p>
      <text:p text:style-name="Standard">Bsp: 1,6+0,5 Perioden <text:s/>= 2,1 Perioden also am Ende von Periode x+2 Tag 1 (somit verfügbar an tag 2)</text:p>
      <text:p text:style-name="Standard">Zu 86% ists der mittelwert, 7% das 1-3 tage länger dauert als WBZ</text:p>
      <text:p text:style-name="Standard"/>
      <text:p text:style-name="Standard">Bei Mehreren bestellunegn pro teil, kann die chance auf ein früheren Liefertermin erhöht werden, jedoch verursach eine bestellung bestellkosten</text:p>
      <text:p text:style-name="Standard"/>
      <text:p text:style-name="Standard">Eilbestellung 10x so hohe kosten in der hälfte der lieferzeit ohne abweichung</text:p>
      <text:p text:style-name="Standard"/>
      <text:h text:style-name="Überschrift1" text:outline-level="1">Kapazitätsplanung</text:h>
      <text:p text:style-name="Standard"/>
      <text:p text:style-name="Standard">Auftragsmenge * Beschaffungszeit pro stück + Rüstzeit</text:p>
      <text:p text:style-name="Standard">100*5min +30 min = 530 min</text:p>
      <text:p text:style-name="P53">Altaufträge die an einer Maschine aus der letzten periode entnommen werden und noch nachfolgende arbeitsplätze benötigen müssen gesondert berechnet werden!</text:p>
      <text:p text:style-name="Standard">Rüstzeit entsteht pro auftragswechse</text:p>
      <text:p text:style-name="Standard"/>
      <text:p text:style-name="Standard"><text:span text:style-name="T54">Teilewertberechung</text:span>:</text:p>
      <text:p text:style-name="Standard">TW neu = Bestand alt*TW alt + Bestellmenge*kosten pro teil+Bestellkosten<text:s/></text:p>
      <text:p text:style-name="Standard"><text:tab/>-------------------------------------------------------------------------------------------------</text:p>
      <text:p text:style-name="Standard"><text:tab/><text:s text:c="3"/>Betand alt+ bestellmengen</text:p>
      <text:p text:style-name="Standard">Beispiel P1: 300 auf Lager, 500bestellt zu je 5euro, 50euro bestellkosten, tw alt = 5</text:p>
      <text:p text:style-name="Standard">300*5+500*5+50 / 800 = ….</text:p>
      <text:p text:style-name="Standard"/>
      <text:p text:style-name="Standard">Lozhn und maschinen kosten werden einfach errechnet: Menge*zeit*kosten/min / gesamt menge</text:p>
      <text:p text:style-name="Standard">50*50min*0,05 / 50 Rüstzeit nicht vergessen, leerzeiten werden auf alle erzeugnisse umgelegt</text:p>
      <text:p text:style-name="Standard"/>
      <text:soft-page-break/>
      <text:h text:style-name="Überschrift1" text:outline-level="1">Lagerkosten berechnung:</text:h>
      <text:p text:style-name="Standard"/>
      <text:p text:style-name="Standard">0,6% für unter 250.000</text:p>
      <text:p text:style-name="Standard">Ab 250.000 = 5000€ aufschlag und<text:s/></text:p>
      <text:p text:style-name="Standard">Ab 250.000<text:s/>1,2%<text:s/></text:p>
      <text:p text:style-name="Standard"/>
      <text:p text:style-name="Listenabsatz"/>
      <text:p text:style-name="P55"/>
      <text:p text:style-name="P56"/>
      <text:p text:style-name="P57"/>
      <text:p text:style-name="P58"/>
      <text:p text:style-name="P5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ven Jaschkewitz</meta:initial-creator>
    <dc:creator>Sven Jaschkewitz</dc:creator>
    <meta:creation-date>2016-01-17T10:50:00Z</meta:creation-date>
    <dc:date>2016-01-17T12:16:00Z</dc:date>
    <meta:template xlink:href="Normal" xlink:type="simple"/>
    <meta:editing-cycles>1</meta:editing-cycles>
    <meta:editing-duration>PT0S</meta:editing-duration>
    <meta:document-statistic meta:page-count="3" meta:paragraph-count="5" meta:word-count="366" meta:character-count="2667" meta:row-count="19" meta:non-whitespace-character-count="2306"/>
  </office:meta>
</office:document-meta>
</file>